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able of Contents</text:h>
      <text:list xml:id="list2905948021" text:style-name="L1">
        <text:list-item>
          <text:p text:style-name="P2"><text:span text:style-name="Strong_20_Emphasis">Introduction</text:span></text:p>
        </text:list-item>
        <text:list-item>
          <text:p text:style-name="P2"><text:span text:style-name="Strong_20_Emphasis">Overall Architecture</text:span></text:p>
          <text:list>
            <text:list-item>
              <text:p text:style-name="P2">2.1 Client-Side Architecture</text:p>
            </text:list-item>
            <text:list-item>
              <text:p text:style-name="P2">2.2 Server-Side Architecture</text:p>
            </text:list-item>
          </text:list>
        </text:list-item>
        <text:list-item>
          <text:p text:style-name="P2"><text:span text:style-name="Strong_20_Emphasis">Thread-Safe Data Structures</text:span></text:p>
          <text:list>
            <text:list-item>
              <text:p text:style-name="P2">3.1 Linked List for Client Storage</text:p>
            </text:list-item>
          </text:list>
        </text:list-item>
        <text:list-item>
          <text:p text:style-name="P2"><text:span text:style-name="Strong_20_Emphasis">Shared File Storage</text:span></text:p>
          <text:list>
            <text:list-item>
              <text:p text:style-name="P2">4.1 Purpose and Implementation</text:p>
            </text:list-item>
            <text:list-item>
              <text:p text:style-name="P2">4.2 File Structure</text:p>
            </text:list-item>
          </text:list>
        </text:list-item>
        <text:list-item>
          <text:p text:style-name="P2"><text:span text:style-name="Strong_20_Emphasis">Client-Server Communication Mechanism</text:span></text:p>
          <text:list>
            <text:list-item>
              <text:p text:style-name="P2">5.1 Socket-Based Communication</text:p>
            </text:list-item>
            <text:list-item>
              <text:p text:style-name="P2">5.2 Messaging Protocol</text:p>
            </text:list-item>
          </text:list>
        </text:list-item>
        <text:list-item>
          <text:p text:style-name="P1"><text:span text:style-name="Strong_20_Emphasis">Conclusion</text:span></text:p>
        </text:list-item>
      </text:list>
      <text:p text:style-name="Horizontal_20_Line"/>
      <text:h text:style-name="Heading_20_3" text:outline-level="3">1. Introduction</text:h>
      <text:p text:style-name="Text_20_body">The Multi-Threaded Chat Application is designed to facilitate real-time communication between multiple clients through a server. Key components include a thread-safe in-memory linked list for client storage, shared file storage for persistent data, and a socket-based communication mechanism for client-server interactions.</text:p>
      <text:p text:style-name="Horizontal_20_Line"/>
      <text:h text:style-name="Heading_20_3" text:outline-level="3">2. Overall Architecture</text:h>
      <text:h text:style-name="Heading_20_4" text:outline-level="4">2.1 Client-Side Architecture</text:h>
      <text:list xml:id="list4008779690" text:style-name="L2">
        <text:list-item>
          <text:p text:style-name="P4">The client application is structured around a main control loop that manages user input, message sending, and message receiving.</text:p>
        </text:list-item>
        <text:list-item>
          <text:p text:style-name="P4">Threads are employed to handle sending and receiving messages simultaneously, enhancing responsiveness.</text:p>
        </text:list-item>
        <text:list-item>
          <text:p text:style-name="P3">Shared memory is used for thread-safe storage of client information, allowing for efficient and secure access.</text:p>
        </text:list-item>
      </text:list>
      <text:h text:style-name="Heading_20_4" text:outline-level="4">2.2 Server-Side Architecture</text:h>
      <text:list xml:id="list535877394" text:style-name="L3">
        <text:list-item>
          <text:p text:style-name="P6">The server application utilizes a forked child process to handle incoming client connections.</text:p>
        </text:list-item>
        <text:list-item>
          <text:p text:style-name="P6">Each connected client is assigned a dedicated thread, enabling concurrent handling of multiple clients.</text:p>
        </text:list-item>
        <text:list-item>
          <text:p text:style-name="P5">Shared memory is employed for thread-safe storage of connected clients, ensuring efficient and synchronized access.</text:p>
        </text:list-item>
      </text:list>
      <text:p text:style-name="Horizontal_20_Line"/>
      <text:h text:style-name="Heading_20_3" text:outline-level="3"><text:soft-page-break/>3. Thread-Safe Data Structures</text:h>
      <text:h text:style-name="Heading_20_4" text:outline-level="4">3.1 Linked List for Client Storage</text:h>
      <text:list xml:id="list1047339431" text:style-name="L4">
        <text:list-item>
          <text:p text:style-name="P8">An in-memory linked list is used to store client information.</text:p>
        </text:list-item>
        <text:list-item>
          <text:p text:style-name="P8">Thread-safe operations are ensured by employing appropriate synchronization mechanisms, such as mutex locks.</text:p>
        </text:list-item>
        <text:list-item>
          <text:p text:style-name="P7">Dynamic memory allocation enables the list to grow dynamically as clients connect and disconnect.</text:p>
        </text:list-item>
      </text:list>
      <text:p text:style-name="Horizontal_20_Line"/>
      <text:h text:style-name="Heading_20_3" text:outline-level="3">4. Shared File Storage</text:h>
      <text:h text:style-name="Heading_20_4" text:outline-level="4">4.1 Purpose and Implementation</text:h>
      <text:list xml:id="list1704104480" text:style-name="L5">
        <text:list-item>
          <text:p text:style-name="P10">Shared file storage serves as a persistent data store for the server.</text:p>
        </text:list-item>
        <text:list-item>
          <text:p text:style-name="P10">It ensures that crucial information, such as client data and chat history, is retained across server restarts.</text:p>
        </text:list-item>
        <text:list-item>
          <text:p text:style-name="P9">File I/O operations are carefully managed with locks to prevent data corruption during concurrent access.</text:p>
        </text:list-item>
      </text:list>
      <text:h text:style-name="Heading_20_4" text:outline-level="4">4.2 File Structure</text:h>
      <text:list xml:id="list687031873" text:style-name="L6">
        <text:list-item>
          <text:p text:style-name="P12">The file structure is designed to organize client information and chat history.</text:p>
        </text:list-item>
        <text:list-item>
          <text:p text:style-name="P11">A specific format is used to distinguish between different types of data, ensuring easy retrieval and parsing.</text:p>
        </text:list-item>
      </text:list>
      <text:p text:style-name="Horizontal_20_Line"/>
      <text:h text:style-name="Heading_20_3" text:outline-level="3">5. Client-Server Communication Mechanism</text:h>
      <text:h text:style-name="Heading_20_4" text:outline-level="4">5.1 Socket-Based Communication</text:h>
      <text:list xml:id="list1282131589" text:style-name="L7">
        <text:list-item>
          <text:p text:style-name="P14">Sockets facilitate communication between clients and the server.</text:p>
        </text:list-item>
        <text:list-item>
          <text:p text:style-name="P14">The server socket listens for incoming connections, and each client connection is managed through a separate socket.</text:p>
        </text:list-item>
        <text:list-item>
          <text:p text:style-name="P13">Both TCP and UDP socket types are used for specific functionalities.</text:p>
        </text:list-item>
      </text:list>
      <text:h text:style-name="Heading_20_4" text:outline-level="4">5.2 Messaging Protocol</text:h>
      <text:list xml:id="list3777966164" text:style-name="L8">
        <text:list-item>
          <text:p text:style-name="P16">A simple messaging protocol is implemented for communication between clients and the server.</text:p>
        </text:list-item>
        <text:list-item>
          <text:p text:style-name="P16">Standardized message formats enable seamless data exchange, including commands for user interaction and chat messages.</text:p>
        </text:list-item>
        <text:list-item>
          <text:p text:style-name="P15">Robust error handling is incorporated to ensure data integrity.</text:p>
        </text:list-item>
      </text:list>
      <text:p text:style-name="Horizontal_20_Line"/>
      <text:h text:style-name="Heading_20_3" text:outline-level="3">6. Conclusion</text:h>
      <text:p text:style-name="Text_20_body">The Multi-Threaded Chat Application combines a robust overall architecture with specific implementations of thread-safe data structures, shared file storage, and a reliable client-server <text:soft-page-break/>communication mechanism. The design emphasizes scalability, responsiveness, and data integrity, making it suitable for a dynamic and interactive chat environment.</text:p>
      <text:p text:style-name="Horizontal_20_Line"/>
      <text:p text:style-name="Text_20_body">This design document provides an overview of the architecture and implementation details of the Multi-Threaded Chat Application, aiming to guide developers in understanding the system's structure and functionality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20:40:01.916388390</meta:creation-date>
    <dc:date>2023-11-27T20:42:11.685182046</dc:date>
    <meta:editing-duration>PT2M14S</meta:editing-duration>
    <meta:editing-cycles>1</meta:editing-cycles>
    <meta:document-statistic meta:table-count="0" meta:image-count="0" meta:object-count="0" meta:page-count="3" meta:paragraph-count="50" meta:word-count="502" meta:character-count="3502" meta:non-whitespace-character-count="3083"/>
    <meta:generator>LibreOffice/7.3.7.2$Linux_X86_64 LibreOffice_project/30$Build-2</meta:generator>
  </office:meta>
</office:document-meta>
</file>